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3-0132 <text:s text:c="28"/>03/03/2015</text:p>
      <text:p text:style-name="P12"><text:s text:c="6"/>Sociedad Compañía Hidráulica S.A. de C.V.</text:p>
      <text:p text:style-name="P13"><text:s text:c="7"/> <text:s text:c="3"/></text:p>
      <text:p text:style-name="P14"><text:s text:c="11"/> <text:s text:c="13"/> <text:s text:c="28"/></text:p>
      <text:p text:style-name="P14"><text:s text:c="41"/>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Creación de cuenta kperez@cohisa.com.sv.
<text:line-break/>Redireccionamiento de jsagastume@cohisa.com.sv a csandoval@cohisa.com.sv.</text:span><text:tab/> <text:s text:c="33"/><text:span text:style-name="T3">$ 15 <text:s text:c="23"/>$ 15</text:span></text:p>
      <text:p text:style-name="P2"><text:s text:c="4"/></text:p>
      <text:p text:style-name="P8"><text:span text:style-name="T2"><text:s text:c="3"/>1 <text:s text:c="8"/></text:span><text:s/><text:span text:style-name="T2">Creación de cuenta de correo electrónico nlazo@inhisa.net</text:span><text:tab/> <text:s text:c="33"/><text:span text:style-name="T3">$ 15 <text:s text:c="23"/>$ 15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30 </text:p>
      <text:p text:style-name="P18">33.9 <text:s text:c="82"/><text:span text:style-name="T5">$ </text:span>3.9</text:p>
      <text:p text:style-name="P16"><text:span text:style-name="T1"><text:s text:c="19"/></text:span><text:s text:c="69"/><text:span text:style-name="T5">$</text:span> <text:span text:style-name="T1">33.9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33.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